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Trebuchet, Verdana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BrowalliaUPC" svg:font-family="BrowalliaUP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140b42"/>
    </style:style>
    <style:style style:name="P2" style:family="paragraph" style:parent-style-name="Standard">
      <style:paragraph-properties fo:text-align="start" style:justify-single-word="false"/>
      <style:text-properties fo:font-size="12pt" officeooo:rsid="000b9282" officeooo:paragraph-rsid="000b92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b9282"/>
    </style:style>
    <style:style style:name="P4" style:family="paragraph" style:parent-style-name="Standard">
      <style:paragraph-properties fo:text-align="start" style:justify-single-word="false"/>
      <style:text-properties officeooo:paragraph-rsid="000d9cba"/>
    </style:style>
    <style:style style:name="P5" style:family="paragraph" style:parent-style-name="Standard">
      <style:paragraph-properties fo:text-align="start" style:justify-single-word="false"/>
      <style:text-properties officeooo:paragraph-rsid="000db40f"/>
    </style:style>
    <style:style style:name="P6" style:family="paragraph" style:parent-style-name="Standard">
      <style:paragraph-properties fo:text-align="start" style:justify-single-word="false"/>
      <style:text-properties officeooo:paragraph-rsid="000dbea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db40f" officeooo:paragraph-rsid="000db40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15ab50" officeooo:paragraph-rsid="0015ab50" style:font-size-asian="10.5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40b42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d9cba" officeooo:paragraph-rsid="000b928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d9cba" officeooo:paragraph-rsid="000d9cb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15ab50" officeooo:paragraph-rsid="0015ab5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1faeaf" officeooo:paragraph-rsid="001faea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2pt" fo:letter-spacing="normal" fo:font-style="normal" fo:font-weight="normal" officeooo:rsid="000d9cba" officeooo:paragraph-rsid="001c4cb7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7.5pt" fo:letter-spacing="normal" fo:font-style="normal" fo:font-weight="normal" officeooo:paragraph-rsid="000b9282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7.5pt" fo:letter-spacing="normal" fo:font-style="normal" fo:font-weight="normal" officeooo:paragraph-rsid="000d9cba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7.5pt" fo:letter-spacing="normal" fo:font-style="normal" fo:font-weight="normal" officeooo:paragraph-rsid="000db40f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7.5pt" fo:letter-spacing="normal" fo:font-style="normal" fo:font-weight="normal" officeooo:rsid="0015ab50" officeooo:paragraph-rsid="001faea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BrowalliaUPC" fo:font-size="12pt" fo:letter-spacing="normal" fo:font-style="normal" fo:font-weight="normal" officeooo:rsid="00172955" officeooo:paragraph-rsid="0017295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BrowalliaUPC" fo:font-size="12pt" fo:letter-spacing="normal" fo:font-style="normal" fo:font-weight="normal" officeooo:rsid="00172955" officeooo:paragraph-rsid="00216141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BrowalliaUPC" fo:font-size="12pt" fo:letter-spacing="normal" fo:font-style="normal" fo:font-weight="normal" officeooo:rsid="00172955" officeooo:paragraph-rsid="00220751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09c444" officeooo:paragraph-rsid="0009c444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Lucida Calligraphy" fo:font-size="13pt" fo:font-style="italic" officeooo:rsid="0009c444" officeooo:paragraph-rsid="0018cfb0" style:font-size-asian="13pt" style:font-style-asian="italic" style:font-size-complex="13pt" style:font-style-complex="italic"/>
    </style:style>
    <style:style style:name="P24" style:family="paragraph" style:parent-style-name="Standard">
      <style:paragraph-properties fo:text-align="start" style:justify-single-word="false"/>
      <style:text-properties officeooo:paragraph-rsid="000dbead"/>
    </style:style>
    <style:style style:name="P25" style:family="paragraph" style:parent-style-name="Standard">
      <style:paragraph-properties fo:text-align="start" style:justify-single-word="false"/>
      <style:text-properties fo:font-size="12pt" officeooo:rsid="000b9282" officeooo:paragraph-rsid="000b9282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0d9cba" officeooo:paragraph-rsid="000d9cba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monospace" fo:font-size="12pt" officeooo:rsid="001d6b10" officeooo:paragraph-rsid="001d6b10" style:font-size-asian="10.5pt" style:font-size-complex="12pt"/>
    </style:style>
    <style:style style:name="T1" style:family="text">
      <style:text-properties fo:font-variant="normal" fo:text-transform="none" fo:color="#cccccc" style:font-name="monospace" fo:font-size="7.5pt" fo:letter-spacing="normal" fo:font-style="normal" fo:font-weight="normal" officeooo:rsid="000dbead" style:font-size-asian="10.5pt" style:font-size-complex="12pt"/>
    </style:style>
    <style:style style:name="T2" style:family="text">
      <style:text-properties fo:font-variant="normal" fo:text-transform="none" fo:color="#000000" style:font-name="monospace" fo:font-size="7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7.5pt" fo:letter-spacing="normal" fo:font-style="normal" fo:font-weight="normal" officeooo:rsid="000dbead" style:font-size-asian="10.5pt" style:font-size-complex="12pt"/>
    </style:style>
    <style:style style:name="T4" style:family="text">
      <style:text-properties fo:font-variant="normal" fo:text-transform="none" fo:color="#000000" style:font-name="monospace" fo:letter-spacing="normal" fo:font-style="normal" fo:font-weight="normal"/>
    </style:style>
    <style:style style:name="T5" style:family="text">
      <style:text-properties fo:font-variant="normal" fo:text-transform="none" fo:color="#000000" style:font-name="monospace" fo:letter-spacing="normal" fo:font-style="normal" fo:font-weight="normal" officeooo:rsid="000d9cba"/>
    </style:style>
    <style:style style:name="T6" style:family="text">
      <style:text-properties fo:font-variant="normal" fo:text-transform="none" fo:color="#000000" style:font-name="monospace" fo:letter-spacing="normal" fo:font-style="normal" fo:font-weight="normal" officeooo:rsid="0017b7c3"/>
    </style:style>
    <style:style style:name="T7" style:family="text">
      <style:text-properties fo:font-variant="normal" fo:text-transform="none" fo:color="#000000" style:font-name="monospace" fo:font-size="12pt" fo:letter-spacing="normal" fo:font-style="normal" fo:font-weight="normal" officeooo:rsid="000d9cba" style:font-size-asian="10.5pt" style:font-size-complex="12pt"/>
    </style:style>
    <style:style style:name="T8" style:family="text">
      <style:text-properties fo:font-variant="normal" fo:text-transform="none" fo:color="#000000" style:font-name="monospace" fo:font-size="12pt" fo:letter-spacing="normal" fo:font-style="normal" fo:font-weight="normal" officeooo:rsid="000db40f" style:font-size-asian="10.5pt" style:font-size-complex="12pt"/>
    </style:style>
    <style:style style:name="T9" style:family="text">
      <style:text-properties fo:font-variant="normal" fo:text-transform="none" fo:color="#000000" style:font-name="monospace" fo:font-size="12pt" fo:letter-spacing="normal" fo:font-style="normal" fo:font-weight="normal" officeooo:rsid="000dbead" style:font-size-asian="10.5pt" style:font-size-complex="12pt"/>
    </style:style>
    <style:style style:name="T10" style:family="text">
      <style:text-properties fo:font-variant="normal" fo:text-transform="none" fo:color="#000000" style:font-name="monospace" fo:font-size="12pt" fo:letter-spacing="normal" fo:font-style="normal" fo:font-weight="normal" officeooo:rsid="001a1181" style:font-size-asian="10.5pt" style:font-size-complex="12pt"/>
    </style:style>
    <style:style style:name="T11" style:family="text">
      <style:text-properties fo:font-variant="normal" fo:text-transform="none" fo:color="#000000" style:font-name="Trebuchet MS" fo:font-size="9.75pt" fo:letter-spacing="normal" fo:font-style="normal" fo:font-weight="normal" officeooo:rsid="000dbead" style:font-size-asian="10.5pt" style:font-size-complex="12pt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size="7.5pt"/>
    </style:style>
    <style:style style:name="T14" style:family="text">
      <style:text-properties fo:font-size="12pt" officeooo:rsid="000b9282" style:font-size-asian="10.5pt" style:font-size-complex="12pt"/>
    </style:style>
    <style:style style:name="T15" style:family="text">
      <style:text-properties fo:color="#000000"/>
    </style:style>
    <style:style style:name="T16" style:family="text">
      <style:text-properties officeooo:rsid="00140b42"/>
    </style:style>
    <style:style style:name="T17" style:family="text">
      <style:text-properties officeooo:rsid="0018cfb0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cccccc" fo:font-size="7.5pt"/>
    </style:style>
    <style:style style:name="T20" style:family="text">
      <style:text-properties officeooo:rsid="000dbead"/>
    </style:style>
    <style:style style:name="T21" style:family="text">
      <style:text-properties officeooo:rsid="001eda2d"/>
    </style:style>
    <style:style style:name="T22" style:family="text">
      <style:text-properties officeooo:rsid="00216141"/>
    </style:style>
    <style:style style:name="T23" style:family="text">
      <style:text-properties officeooo:rsid="002207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PL3115A2 </text:p>
      <text:p text:style-name="P23"><text:span text:style-name="T17">with </text:span><text:span text:style-name="T18">RASPBERRY PI </text:span></text:p>
      <text:p text:style-name="P23"><text:span text:style-name="T18"/></text:p>
      <text:p text:style-name="P14">0)<text:span text:style-name="T21">collegamento del sensore</text:span></text:p>
      <text:p text:style-name="P14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28">1</text:p>
          </table:table-cell>
          <table:table-cell table:style-name="Tabella1.B1" office:value-type="string">
            <text:p text:style-name="P28">VCC</text:p>
          </table:table-cell>
        </table:table-row>
        <table:table-row>
          <table:table-cell table:style-name="Tabella1.A2" office:value-type="string">
            <text:p text:style-name="P28">3</text:p>
          </table:table-cell>
          <table:table-cell table:style-name="Tabella1.B2" office:value-type="string">
            <text:p text:style-name="P28">SDA</text:p>
          </table:table-cell>
        </table:table-row>
        <table:table-row>
          <table:table-cell table:style-name="Tabella1.A2" office:value-type="string">
            <text:p text:style-name="P28">5</text:p>
          </table:table-cell>
          <table:table-cell table:style-name="Tabella1.B2" office:value-type="string">
            <text:p text:style-name="P28">SCL</text:p>
          </table:table-cell>
        </table:table-row>
        <table:table-row>
          <table:table-cell table:style-name="Tabella1.A2" office:value-type="string">
            <text:p text:style-name="P28">6</text:p>
          </table:table-cell>
          <table:table-cell table:style-name="Tabella1.B2" office:value-type="string">
            <text:p text:style-name="P28">Terra</text:p>
          </table:table-cell>
        </table:table-row>
      </table:table>
      <text:p text:style-name="P14"/>
      <text:p text:style-name="P2"/>
      <text:p text:style-name="P2"><text:span text:style-name="T5">1)scaricare le dipendenze: <text:s text:c="21"/></text:span></text:p>
      <text:p text:style-name="P10"/>
      <text:p text:style-name="P3"><text:span text:style-name="T14"><text:tab/></text:span><text:span text:style-name="T2">sudo apt-get install python-smbus</text:span><text:span text:style-name="T15"><text:line-break/><text:tab/></text:span><text:span text:style-name="T2">sudo apt-get install i2c-tools</text:span></text:p>
      <text:p text:style-name="P15"/>
      <text:p text:style-name="P15"/>
      <text:p text:style-name="P11">2)abilitare i moduli kernel per l'utilizzo di i2c;</text:p>
      <text:p text:style-name="P26"><text:span text:style-name="T4"><text:s text:c="2"/>apriamo con un editor</text:span><text:span text:style-name="T6">(</text:span><text:span text:style-name="T4">a piacere</text:span><text:span text:style-name="T6">)</text:span><text:span text:style-name="T4"> /etc/modules</text:span></text:p>
      <text:p text:style-name="P11"/>
      <text:p text:style-name="P4"><text:span text:style-name="T7"><text:tab/></text:span><text:span text:style-name="T2">sudo nano /etc/modules</text:span></text:p>
      <text:p text:style-name="P16"/>
      <text:p text:style-name="P16"/>
      <text:p text:style-name="P7"><text:s text:c="2"/>ed aggiungiamo le seguenti righe:</text:p>
      <text:p text:style-name="P7"/>
      <text:p text:style-name="P5"><text:span text:style-name="T8"><text:tab/></text:span><text:span text:style-name="T2">i2c-bcm2708</text:span><text:span text:style-name="T15"><text:line-break/><text:tab/></text:span><text:span text:style-name="T2">i2c-dev</text:span></text:p>
      <text:p text:style-name="P17"/>
      <text:p text:style-name="P6"><text:span text:style-name="T9">rimuoviamo i moduli dalla blacklist commentando con “#” all'inizio della riga nel file: </text:span><text:span text:style-name="Source_20_Text"><text:span text:style-name="T9">sudo nano /etc/modprobe.d/raspi-blacklist.conf</text:span></text:span></text:p>
      <text:p text:style-name="P6"><text:span text:style-name="Source_20_Text"><text:span text:style-name="T11"/></text:span></text:p>
      <text:p text:style-name="P6"><text:span text:style-name="Source_20_Text"><text:span text:style-name="T1"><text:tab/></text:span></text:span><text:span text:style-name="Source_20_Text"><text:span text:style-name="T3">#blacklist spi-bcm2708<text:line-break/><text:tab/>#blacklist i2c-bcm2708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1"><text:span text:style-name="T7">3)MPL3115A2 richiede un apposito comando di avvio ripetuto di comunicazione I2C.Raspberry Pi non lo fa in automatico, ma vi è un modulo del kernel che può essere abilitato per l'esecuzione di inizio ripetuto in modo corretto. Eseguire i seguenti comandi per abilitare l'avvio ripetuta sul Pi:</text:span> </text:p>
      <text:p text:style-name="P1"><text:span text:style-name="T2">sudo su -</text:span><text:span text:style-name="T15"><text:line-break/></text:span><text:span text:style-name="T2">echo -n 1</text:span><text:span text:style-name="T12"> </text:span><text:span text:style-name="T2">&gt;</text:span><text:span text:style-name="T12"> </text:span><text:span text:style-name="T2">/sys/module/i2c_bcm2708/parameters/combined</text:span><text:span text:style-name="T15"><text:line-break/></text:span><text:span text:style-name="T2">exit</text:span><text:span text:style-name="T15"> </text:span><text:line-break/></text:p>
      <text:p text:style-name="P8">4)<text:span text:style-name="T20">eseguire lo script python:</text:span></text:p>
      <text:p text:style-name="P8"/>
      <text:p text:style-name="P8"><text:span text:style-name="T13">from</text:span> <text:span text:style-name="T13">smbus import</text:span> <text:span text:style-name="T13">SMBus</text:span><text:line-break/><text:span text:style-name="T13">import</text:span> <text:span text:style-name="T13">time</text:span><text:line-break/><text:line-break/><text:span text:style-name="T13"># Special Chars</text:span><text:line-break/><text:span text:style-name="T13">deg =</text:span> <text:span text:style-name="T13">u'\N{DEGREE SIGN}'</text:span><text:line-break/><text:soft-page-break/><text:line-break/><text:span text:style-name="T13"># I2C Constants</text:span><text:line-break/><text:span text:style-name="T13">ADDR =</text:span> <text:span text:style-name="T13">0x60</text:span><text:line-break/><text:span text:style-name="T13">CTRL_REG1 =</text:span> <text:span text:style-name="T13">0x26</text:span><text:line-break/><text:span text:style-name="T13">PT_DATA_CFG =</text:span> <text:span text:style-name="T13">0x13</text:span><text:line-break/><text:span text:style-name="T13">bus =</text:span> <text:span text:style-name="T13">SMBus(1)</text:span><text:line-break/><text:line-break/><text:span text:style-name="T13">who_am_i =</text:span> <text:span text:style-name="T13">bus.read_byte_data(ADDR,</text:span> <text:span text:style-name="T13">0x0C)</text:span><text:line-break/><text:span text:style-name="T13">print</text:span> <text:span text:style-name="T13">hex(who_am_i)</text:span><text:line-break/><text:span text:style-name="T13">if</text:span> <text:span text:style-name="T13">who_am_i !=</text:span> <text:span text:style-name="T13">0xc4:</text:span><text:line-break/>    <text:span text:style-name="T13">print</text:span> <text:span text:style-name="T13">"Device not active."</text:span><text:line-break/>    <text:span text:style-name="T13">exit(1)</text:span><text:line-break/><text:line-break/><text:span text:style-name="T13"># Set oversample rate to 128</text:span><text:line-break/><text:span text:style-name="T13">setting =</text:span> <text:span text:style-name="T13">bus.read_byte_data(ADDR,</text:span> <text:span text:style-name="T13">CTRL_REG1)</text:span><text:line-break/><text:span text:style-name="T13">newSetting =</text:span> <text:span text:style-name="T13">setting |</text:span> <text:span text:style-name="T13">0x38</text:span><text:line-break/><text:span text:style-name="T13">bus.write_byte_data(ADDR,</text:span> <text:span text:style-name="T13">CTRL_REG1,</text:span> <text:span text:style-name="T13">newSetting)</text:span><text:line-break/><text:line-break/><text:span text:style-name="T13"># Enable event flags</text:span><text:line-break/><text:span text:style-name="T13">bus.write_byte_data(ADDR,</text:span> <text:span text:style-name="T13">PT_DATA_CFG,</text:span> <text:span text:style-name="T13">0x07)</text:span><text:line-break/><text:line-break/><text:span text:style-name="T13"># Toggel One Shot</text:span><text:line-break/><text:span text:style-name="T13">setting =</text:span> <text:span text:style-name="T13">bus.read_byte_data(ADDR,</text:span> <text:span text:style-name="T13">CTRL_REG1)</text:span><text:line-break/><text:span text:style-name="T13">if</text:span> <text:span text:style-name="T13">(setting &amp;</text:span> <text:span text:style-name="T13">0x02)</text:span> <text:span text:style-name="T13">==</text:span> <text:span text:style-name="T13">0:</text:span><text:line-break/>    <text:span text:style-name="T13">bus.write_byte_data(ADDR,</text:span> <text:span text:style-name="T13">CTRL_REG1,</text:span> <text:span text:style-name="T13">(setting |</text:span> <text:span text:style-name="T13">0x02))</text:span><text:line-break/><text:line-break/><text:span text:style-name="T13"># Read sensor data</text:span><text:line-break/><text:span text:style-name="T13">print</text:span> <text:span text:style-name="T13">"Waiting for data..."</text:span><text:line-break/><text:span text:style-name="T13">status =</text:span> <text:span text:style-name="T13">bus.read_byte_data(ADDR,0x00)</text:span><text:line-break/><text:span text:style-name="T13">while</text:span> <text:span text:style-name="T13">(status &amp;</text:span> <text:span text:style-name="T13">0x08)</text:span> <text:span text:style-name="T13">==</text:span> <text:span text:style-name="T13">0:</text:span><text:line-break/>    <text:span text:style-name="T13">#print bin(status)</text:span><text:line-break/>    <text:span text:style-name="T13">status =</text:span> <text:span text:style-name="T13">bus.read_byte_data(ADDR,0x00)</text:span><text:line-break/>    <text:span text:style-name="T13">time.sleep(0.5)</text:span><text:line-break/><text:line-break/><text:span text:style-name="T13">print</text:span> <text:span text:style-name="T13">"Reading sensor data..."</text:span><text:line-break/><text:span text:style-name="T13">p_data =</text:span> <text:span text:style-name="T13">bus.read_i2c_block_data(ADDR,0x01,3)</text:span><text:line-break/><text:span text:style-name="T13">t_data =</text:span> <text:span text:style-name="T13">bus.read_i2c_block_data(ADDR,0x04,2)</text:span><text:line-break/><text:span text:style-name="T13">status =</text:span> <text:span text:style-name="T13">bus.read_byte_data(ADDR,0x00)</text:span><text:line-break/><text:span text:style-name="T13">print</text:span> <text:span text:style-name="T13">"status: "+bin(status)</text:span><text:line-break/><text:line-break/><text:span text:style-name="T13">p_msb =</text:span> <text:span text:style-name="T13">p_data[0]</text:span><text:line-break/><text:span text:style-name="T13">p_csb =</text:span> <text:span text:style-name="T13">p_data[1]</text:span><text:line-break/><text:span text:style-name="T13">p_lsb =</text:span> <text:span text:style-name="T13">p_data[2]</text:span><text:line-break/><text:span text:style-name="T13">t_msb =</text:span> <text:span text:style-name="T13">t_data[0]</text:span><text:line-break/><text:span text:style-name="T13">t_lsb =</text:span> <text:span text:style-name="T13">t_data[1]</text:span><text:line-break/><text:line-break/><text:span text:style-name="T13">pressure =</text:span> <text:span text:style-name="T13">(p_msb &lt;&lt;</text:span> <text:span text:style-name="T13">10)</text:span> <text:span text:style-name="T13">|</text:span> <text:span text:style-name="T13">(p_csb &lt;&lt;</text:span> <text:span text:style-name="T13">2)</text:span> <text:span text:style-name="T13">|</text:span> <text:span text:style-name="T13">(p_lsb &gt;&gt;</text:span> <text:span text:style-name="T13">6)</text:span><text:line-break/><text:span text:style-name="T13">p_decimal =</text:span> <text:span text:style-name="T13">((p_lsb &amp;</text:span> <text:span text:style-name="T13">0x30)</text:span> <text:span text:style-name="T13">&gt;&gt;</text:span> <text:span text:style-name="T13">4)/4.0</text:span><text:line-break/><text:line-break/><text:span text:style-name="T13">celsius =</text:span> <text:span text:style-name="T13">t_msb +</text:span> <text:span text:style-name="T13">(t_lsb &gt;&gt;</text:span> <text:span text:style-name="T13">4)/16.0</text:span><text:line-break/><text:span text:style-name="T13">fahrenheit =</text:span> <text:span text:style-name="T13">(celsius *</text:span> <text:span text:style-name="T13">9)/5</text:span> <text:span text:style-name="T13">+</text:span> <text:span text:style-name="T13">32</text:span><text:line-break/><text:line-break/><text:span text:style-name="T13">print</text:span> <text:span text:style-name="T13">"Pressure and Temperature at "+time.strftime('%m/%d/%Y %H:%M:%S%z')</text:span><text:line-break/><text:span text:style-name="T13">print</text:span> <text:span text:style-name="T13">str(pressure+p_decimal)+" Pa"</text:span><text:line-break/><text:span text:style-name="T13">print</text:span> <text:span text:style-name="T13">str(celsius)+deg+"C"</text:span><text:line-break/><text:soft-page-break/><text:span text:style-name="T13">print</text:span> <text:span text:style-name="T13">str(fahrenheit)+deg+"F"</text:span> </text:p>
      <text:p text:style-name="P8"/>
      <text:p text:style-name="P8"/>
      <text:p text:style-name="P13">esempio output:</text:p>
      <text:p text:style-name="P13"/>
      <text:p text:style-name="P18">pi@raspberrypi ~ $ sudo python MPL3115A2.py<text:line-break/>0xc4<text:line-break/>Waiting for data...<text:line-break/>Reading sensor data...<text:line-break/>status: 0b0<text:line-break/>Pressure and Temperature at 12/10/2014 04:51:56+0000<text:line-break/>99838.75 Pa<text:line-break/>20.375°C<text:line-break/>68.675°F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 text:c="76"/>link : <text:a xlink:type="simple" xlink:href="http://ciaduck.blogspot.it/2014/12/mpl3115a2-sensor-with-raspberry-pi.html" text:style-name="Internet_20_link" text:visited-style-name="Visited_20_Internet_20_Link">http://ciaduck.blogspot.it/2014/12/mpl3115a2-sensor-with-raspberry-pi.html</text:a></text:p>
      <text:p text:style-name="P20"><text:s text:c="72"/><text:span text:style-name="T22">link data_sheet : </text:span><text:a xlink:type="simple" xlink:href="http://www.nxp.com/files/sensors/doc/data_sheet/MPL3115A2.pdf" text:style-name="Internet_20_link" text:visited-style-name="Visited_20_Internet_20_Link"><text:span text:style-name="T22">http://www.nxp.com/files/sensors/doc/data_sheet/MPL3115A2.pdf</text:span></text:a></text:p>
      <text:p text:style-name="P21"><text:s text:c="65"/><text:span text:style-name="T23">sparkfun : https://learn.sparkfun.com/tutorials/mpl3115a2-pressure-sensor-hookup-guide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Trebuchet, Verdana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BrowalliaUPC" svg:font-family="BrowalliaUP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3:43:58.122000000</meta:creation-date>
    <dc:date>2016-04-19T12:29:56.572000000</dc:date>
    <meta:editing-duration>PT30M27S</meta:editing-duration>
    <meta:editing-cycles>31</meta:editing-cycles>
    <meta:generator>LibreOffice/5.0.1.2$Windows_x86 LibreOffice_project/81898c9f5c0d43f3473ba111d7b351050be20261</meta:generator>
    <meta:document-statistic meta:table-count="1" meta:image-count="0" meta:object-count="0" meta:page-count="3" meta:paragraph-count="29" meta:word-count="355" meta:character-count="3069" meta:non-whitespace-character-count="2454"/>
  </office:meta>
</office:document-meta>
</file>